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Origine en bas, destination à droit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Nîme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ancy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ei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î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lou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pelli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1:33:10.019654439</meta:creation-date>
    <dc:date>2021-02-14T11:46:44.321559083</dc:date>
    <meta:editing-duration>PT3M24S</meta:editing-duration>
    <meta:editing-cycles>1</meta:editing-cycles>
    <meta:document-statistic meta:table-count="1" meta:cell-count="23" meta:object-count="0"/>
    <meta:generator>LibreOffice/7.0.4.2$Linux_X86_64 LibreOffice_project/00$Build-2</meta:generator>
  </office:meta>
</office:document-meta>
</file>